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Tlwg Typist"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T1" style:family="text">
      <style:text-properties fo:color="#ff0000"/>
    </style:style>
    <style:style style:name="T2" style:family="text">
      <style:text-properties style:font-name="Tlwg Typist"/>
    </style:style>
    <style:style style:name="T3" style:family="text">
      <style:text-properties fo:font-weight="bold" style:font-weight-asian="bold" style:font-weight-complex="bold"/>
    </style:style>
    <style:style style:name="T4" style:family="text">
      <style:text-properties style:font-name="Courier 10 Pitc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xaML v2.0.X Manual</text:p>
      <text:p text:style-name="P2">June 26 2014</text:p>
      <text:p text:style-name="P3"/>
      <text:p text:style-name="P1">Introduction</text:p>
      <text:p text:style-name="P4"/>
      <text:p text:style-name="P4">Exascale Maximum Likelihood (ExaML) is a code for phylogenetic inference using MPI. </text:p>
      <text:p text:style-name="P4"/>
      <text:p text:style-name="P4">This code implements the popular RAxML search algorithm for maximum likelihood based inference of phylogenetic trees. It uses a radically new MPI parallelization approach that yields improved parallel efficiency, in particular on partitioned multi-gene or whole-genome datasets. </text:p>
      <text:p text:style-name="P4"/>
      <text:p text:style-name="P4">It is up to 4 times faster than its predecessor RAxML-Light [1]. <text:span text:style-name="T3">Please cite the following paper when using ExaML: </text:span></text:p>
      <text:p text:style-name="P4"/>
      <text:p text:style-name="P4">A. Stamatakis, A.J. Aberer: “Novel Parallelization Schemes for large-scale likelihood-based phylogenetic inference”. Pages 1195-1204 in proceedings of IEEE 27th International Symposium on Parallel &amp; Distributed Processing (IPDPS), Boston, MA, May 2013.</text:p>
      <text:p text:style-name="P4">Link: <text:a xlink:type="simple" xlink:href="http://ieeexplore.ieee.org/xpl/login.jsp?tp=&amp;arnumber=6569896&amp;url=http%3A%2F%2Fieeexplore.ieee.org%2Fxpls%2Fabs_all.jsp%3Farnumber%3D6569896">http://ieeexplore.ieee.org/xpl/login.jsp?tp=&amp;arnumber=6569896&amp;url=http%3A%2F%2Fieeexplore.ieee.org%2Fxpls%2Fabs_all.jsp%3Farnumber%3D6569896</text:a> </text:p>
      <text:p text:style-name="P4"/>
      <text:p text:style-name="P4"/>
      <text:p text:style-name="P4">Similar to RAxML-Light, ExaML also implements checkpointing, SSE3, AVX vectorization and memory saving techniques. Thus, the usage philosophy is similar. To get started please first read the RAxML and RAxML-Light manuals. The current manual simply represents a quick start guide by example.</text:p>
      <text:p text:style-name="P4"/>
      <text:p text:style-name="P4">Support is provided via the RAxML google group: <text:a xlink:type="simple" xlink:href="https://groups.google.com/forum/?hl=de&amp;fromgroups#!forum/raxml">https://groups.google.com/forum/?hl=de&amp;fromgroups#!forum/raxml</text:a>. <text:span text:style-name="T1">Please refrain from sending emails with questions directly to the authors of the code!</text:span></text:p>
      <text:p text:style-name="P4"/>
      <text:p text:style-name="P4">[1] A. Stamatakis, A.J. Aberer, C. Goll, S.A. Smith, S.A. Berger, F. Izquierdo-Carrasco: "RAxML-Light: A Tool for computing TeraByte Phylogenies", Bioinformatics 2012; doi: 10.1093/bioinformatics/bts309. Link: <text:a xlink:type="simple" xlink:href="http://bioinformatics.oxfordjournals.org/content/28/15/2064.short">http://bioinformatics.oxfordjournals.org/content/28/15/2064.short</text:a> </text:p>
      <text:p text:style-name="P4"/>
      <text:p text:style-name="P1">Compiling the code</text:p>
      <text:p text:style-name="P1"/>
      <text:p text:style-name="P4">There is actually a suite of tools to accomplish the task of inferring large phylogenies.</text:p>
      <text:p text:style-name="P4"/>
      <text:p text:style-name="P4">When you download the code there will be four relevant directories:</text:p>
      <text:p text:style-name="P4"/>
      <text:p text:style-name="P9">examl <text:s/></text:p>
      <text:p text:style-name="P9">manual <text:s/></text:p>
      <text:p text:style-name="P9">parser</text:p>
      <text:p text:style-name="P9">testData</text:p>
      <text:p text:style-name="P4"/>
      <text:p text:style-name="P4">Let's first compile the <text:span text:style-name="T4">parse-examl</text:span> by typing:</text:p>
      <text:p text:style-name="P4"/>
      <text:p text:style-name="P8"><text:soft-page-break/>cd parser</text:p>
      <text:p text:style-name="P8">make -f Makefile.SSE3.gcc</text:p>
      <text:p text:style-name="P4"/>
      <text:p text:style-name="P4">This should produce an executable called <text:span text:style-name="T2">parse-examl</text:span></text:p>
      <text:p text:style-name="P4"/>
      <text:p text:style-name="P4">Next, let's compile ExaML. <text:span text:style-name="T3">Note that, you will require a MPI compiler, usually called</text:span> <text:span text:style-name="T2">mpicc</text:span> <text:span text:style-name="T3">to accomplish this task</text:span> (if you don't know what this is ask your local geeks; the OpenMPI MPI implementation is usually relatively easy to install: <text:a xlink:type="simple" xlink:href="http://www.open-mpi.de/">http://www.open-mpi.de/</text:a>). </text:p>
      <text:p text:style-name="P4"/>
      <text:p text:style-name="P4">Type:</text:p>
      <text:p text:style-name="P4"/>
      <text:p text:style-name="P8">cd ../examl/</text:p>
      <text:p text:style-name="P8">make -f Makefile.SSE3.gcc</text:p>
      <text:p text:style-name="P4"><text:s/>→ this will compile the SSE3 vectorized version of the code, the binary will be called <text:span text:style-name="T2">examl</text:span></text:p>
      <text:p text:style-name="P4"/>
      <text:p text:style-name="P4">If you have a recently purchased system you can also try to compile the AVX-vectorized version of ExaML (for performance and further details please refer to the on-line supplement of [1])</text:p>
      <text:p text:style-name="P4"/>
      <text:p text:style-name="P4">first remove the object files created when you compiled the SSE3 version of <text:s/><text:span text:style-name="T2">examl</text:span>:</text:p>
      <text:p text:style-name="P4"/>
      <text:p text:style-name="P8">rm *.o</text:p>
      <text:p text:style-name="P8"/>
      <text:p text:style-name="P4">then compile the AVX version by typing:</text:p>
      <text:p text:style-name="P8"/>
      <text:p text:style-name="P8">make -f Makefile.AVX.gcc</text:p>
      <text:p text:style-name="P4"/>
      <text:p text:style-name="P4">this should produce a binary called <text:span text:style-name="T2">examl-AVX</text:span></text:p>
      <text:p text:style-name="P4"/>
      <text:p text:style-name="P1">A Usage Example</text:p>
      <text:p text:style-name="P4"/>
      <text:p text:style-name="P4">I will walk you through a simple example of how to use the code on my laptop. </text:p>
      <text:p text:style-name="P4"/>
      <text:p text:style-name="P4">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text:p>
      <text:p text:style-name="P4"/>
      <text:p text:style-name="P4">Help for the command line arguments of the <text:span text:style-name="T4">parse-examl</text:span> can be obtained by typing:</text:p>
      <text:p text:style-name="P4"/>
      <text:p text:style-name="P9">./parse-examl -h </text:p>
      <text:p text:style-name="P4"/>
      <text:p text:style-name="P4">parse-examl </text:p>
      <text:p text:style-name="P4"><text:s text:c="6"/>-s sequenceFileName </text:p>
      <text:p text:style-name="P4"><text:s text:c="6"/>-n outputFileName </text:p>
      <text:p text:style-name="P4"><text:s text:c="6"/>-m substitutionModel </text:p>
      <text:p text:style-name="P4"><text:s text:c="6"/>[-c] </text:p>
      <text:p text:style-name="P4"><text:s text:c="6"/>[-q] </text:p>
      <text:p text:style-name="P4"><text:soft-page-break/><text:s text:c="6"/>[-h] </text:p>
      <text:p text:style-name="P4"/>
      <text:p text:style-name="P4"><text:s text:c="6"/>-m <text:s text:c="2"/>Type of Data: </text:p>
      <text:p text:style-name="P4"/>
      <text:p text:style-name="P4"><text:s text:c="14"/>For DNA data use: <text:s text:c="3"/>DNA </text:p>
      <text:p text:style-name="P4"><text:s text:c="14"/>For AA data use: <text:s text:c="4"/>PROT </text:p>
      <text:p text:style-name="P4"/>
      <text:p text:style-name="P4"><text:s text:c="6"/>-c <text:s text:c="4"/>disable site pattern compression </text:p>
      <text:p text:style-name="P4"/>
      <text:p text:style-name="P4"><text:s text:c="6"/>-q <text:s text:c="4"/>Specify the file name which contains the assignment of models to alignment </text:p>
      <text:p text:style-name="P4"><text:s text:c="14"/>partitions for multiple models of substitution. For the syntax of this file </text:p>
      <text:p text:style-name="P4"><text:s text:c="14"/>please consult the manual. </text:p>
      <text:p text:style-name="P4"/>
      <text:p text:style-name="P4"><text:s text:c="6"/>-h <text:s text:c="4"/>Display this help message. </text:p>
      <text:p text:style-name="P4"/>
      <text:p text:style-name="P4">Now let's use the parse-examl to transform the test file into a binary file by typing:</text:p>
      <text:p text:style-name="P4"/>
      <text:p text:style-name="P8">./parse-examl -s ../testData/49 -m DNA -n 49.unpartitioned</text:p>
      <text:p text:style-name="P4"/>
      <text:p text:style-name="P4">So we are transforming an unpartitioned phylip file with 49 DNA sequences into a binary file. The <text:span text:style-name="T4">parser</text:span> directory will now contain a file called:</text:p>
      <text:p text:style-name="P4"/>
      <text:p text:style-name="P8">49.unpartitioned.binary</text:p>
      <text:p text:style-name="P4"/>
      <text:p text:style-name="P4">that can be read by ExaML.</text:p>
      <text:p text:style-name="P4"/>
      <text:p text:style-name="P4">If we want to partition the data, we will have to pass a standard RAxML partition file to </text:p>
      <text:p text:style-name="P4"><text:span text:style-name="T4">parse-examl</text:span>, e.g:</text:p>
      <text:p text:style-name="P4"/>
      <text:p text:style-name="P8">./parse-examl -s ../testData/49 -q ../testData/49.model -m DNA -n 49.partitioned</text:p>
      <text:p text:style-name="P4"/>
      <text:p text:style-name="P4">This will generate a file called </text:p>
      <text:p text:style-name="P4"/>
      <text:p text:style-name="P8">49.partitioned.binary</text:p>
      <text:p text:style-name="P4"/>
      <text:p text:style-name="P5">Note that, every time you change the partition scheme, you will have to re-generate a binary alignment file that encodes the partitioning scheme!</text:p>
      <text:p text:style-name="P5"/>
      <text:p text:style-name="P6">Now, we are almost ready to start an ExaML run. However, you also need to provide a starting tree to ExaML (in a similar way as for RAxML-Light) by using, for instance Parsimonator or standard RAxML. More details are provided in the RAxML-Light manual.</text:p>
      <text:p text:style-name="P6"/>
      <text:p text:style-name="P6">We have included a starting tree in the testData directory, such that we can now run ExaML.</text:p>
      <text:p text:style-name="P6"/>
      <text:p text:style-name="P6">For this we will have to change into the ExaML directory by typing: </text:p>
      <text:p text:style-name="P6"/>
      <text:p text:style-name="P7">cd ../examl</text:p>
      <text:p text:style-name="P6"><text:soft-page-break/></text:p>
      <text:p text:style-name="P6">On-line help regarding ExaML command line options can be obtained by typing:</text:p>
      <text:p text:style-name="P6"/>
      <text:p text:style-name="P7">./examl -h</text:p>
      <text:p text:style-name="P6"/>
      <text:p text:style-name="P6">which will yield the following output:</text:p>
      <text:p text:style-name="P6"/>
      <text:p text:style-name="P6">examl|examl-AVX </text:p>
      <text:p text:style-name="P6"><text:s text:c="6"/>-s binarySequenceFileName </text:p>
      <text:p text:style-name="P6"><text:s text:c="6"/>-n outputFileNames </text:p>
      <text:p text:style-name="P6"><text:s text:c="6"/>-m rateHeterogeneityModel </text:p>
      <text:p text:style-name="P6"><text:s text:c="6"/>-t userStartingTree|-R binaryCheckpointFile </text:p>
      <text:p text:style-name="P6"><text:s text:c="6"/>[-a] </text:p>
      <text:p text:style-name="P6"><text:s text:c="6"/>[-B numberOfMLtreesToSave] </text:p>
      <text:p text:style-name="P6"><text:s text:c="6"/>[-c numberOfCategories] </text:p>
      <text:p text:style-name="P6"><text:s text:c="6"/>[-D] </text:p>
      <text:p text:style-name="P6"><text:s text:c="6"/>[-e likelihoodEpsilon] </text:p>
      <text:p text:style-name="P6"><text:s text:c="6"/>[-f d|e|E|o] </text:p>
      <text:p text:style-name="P6"><text:s text:c="6"/>[-h] </text:p>
      <text:p text:style-name="P6"><text:s text:c="6"/>[-i initialRearrangementSetting] </text:p>
      <text:p text:style-name="P6"><text:s text:c="6"/>[-M] <text:s text:c="6"/></text:p>
      <text:p text:style-name="P6"><text:s text:c="6"/>[-S] </text:p>
      <text:p text:style-name="P6"><text:s text:c="6"/>[-v] </text:p>
      <text:p text:style-name="P6"><text:s text:c="6"/>[-w outputDirectory] </text:p>
      <text:p text:style-name="P6"/>
      <text:p text:style-name="P6"><text:s text:c="6"/>-a <text:s text:c="4"/>use the median for the discrete approximation of the GAMMA model of rate heterogeneity </text:p>
      <text:p text:style-name="P6"/>
      <text:p text:style-name="P6"><text:s text:c="14"/>DEFAULT: OFF </text:p>
      <text:p text:style-name="P6"/>
      <text:p text:style-name="P6"><text:s text:c="6"/>-B <text:s text:c="3"/>specify the number of best ML trees to save and print to file </text:p>
      <text:p text:style-name="P6"/>
      <text:p text:style-name="P6"><text:s text:c="6"/>-c <text:s text:c="4"/>Specify number of distinct rate catgories for ExaML when modelOfEvolution </text:p>
      <text:p text:style-name="P6"><text:s text:c="14"/>is set to GTRPSR </text:p>
      <text:p text:style-name="P6"><text:s text:c="14"/>Individual per-site rates are categorized into numberOfCategories rate </text:p>
      <text:p text:style-name="P6"><text:s text:c="14"/>categories to accelerate computations. </text:p>
      <text:p text:style-name="P6"/>
      <text:p text:style-name="P6"><text:s text:c="14"/>DEFAULT: 25 </text:p>
      <text:p text:style-name="P6"/>
      <text:p text:style-name="P6"><text:s text:c="6"/>-D <text:s text:c="3"/>ML search convergence criterion. This will break off ML searches if the relative </text:p>
      <text:p text:style-name="P6"><text:s text:c="14"/>Robinson-Foulds distance between the trees obtained from two consecutive lazy SPR cycles </text:p>
      <text:p text:style-name="P6"><text:s text:c="14"/>is smaller or equal to 1%. Usage recommended for very large datasets in terms of taxa. </text:p>
      <text:p text:style-name="P6"><text:s text:c="14"/>On trees with more than 500 taxa this will yield execution time improvements of </text:p>
      <text:p text:style-name="P6"><text:s text:c="14"/>approximately 50% while yielding only slightly worse trees. </text:p>
      <text:p text:style-name="P6"/>
      <text:p text:style-name="P6"><text:s text:c="14"/>DEFAULT: OFF </text:p>
      <text:p text:style-name="P6"/>
      <text:p text:style-name="P6"><text:s text:c="6"/>-e <text:s text:c="4"/>set model optimization precision in log likelihood units for final </text:p>
      <text:p text:style-name="P6"><text:s text:c="14"/>optimization of model parameters </text:p>
      <text:p text:style-name="P6"/>
      <text:p text:style-name="P6"><text:soft-page-break/><text:s text:c="14"/>DEFAULT: 0.1 </text:p>
      <text:p text:style-name="P6"/>
      <text:p text:style-name="P6"><text:s text:c="6"/>-f <text:s text:c="5"/>select algorithm: </text:p>
      <text:p text:style-name="P6"/>
      <text:p text:style-name="P6"><text:s text:c="14"/>"-f d": new rapid hill-climbing </text:p>
      <text:p text:style-name="P6"><text:s text:c="22"/></text:p>
      <text:p text:style-name="P6"><text:s text:c="14"/>DEFAULT: ON </text:p>
      <text:p text:style-name="P6"/>
      <text:p text:style-name="P6"><text:s text:c="14"/>"-f o": old and slower rapid hill-climbing without heuristic cutoff </text:p>
      <text:p text:style-name="P6"/>
      <text:p text:style-name="P6"><text:s text:c="14"/>DEFAULT: OFF </text:p>
      <text:p text:style-name="P6"/>
      <text:p text:style-name="P6"><text:tab/> <text:s/>"-f e": compute the likelihood of a bunch of trees passed via -t. This option will do a quick and <text:tab/> <text:s/>dirty optimization without re-optimizng the model parameters for each tree .</text:p>
      <text:p text:style-name="P6"/>
      <text:p text:style-name="P6"><text:s text:c="14"/>"-f E": compute the likelihood of a bunch of trees passed via -t this option will do a thorough <text:tab/></text:p>
      <text:p text:style-name="P6"><text:tab/> <text:s text:c="2"/>optimization that re-optimizes the model parameters for each tree.</text:p>
      <text:p text:style-name="P6"/>
      <text:p text:style-name="P6"><text:s text:c="6"/>-h <text:s text:c="5"/>Display this help message. </text:p>
      <text:p text:style-name="P6"/>
      <text:p text:style-name="P6"><text:s text:c="6"/>-i <text:s text:c="5"/>Initial rearrangement setting for the subsequent application of topological </text:p>
      <text:p text:style-name="P6"><text:s text:c="14"/>changes phase </text:p>
      <text:p text:style-name="P6"/>
      <text:p text:style-name="P6"><text:s text:c="6"/>-m <text:s text:c="3"/>Model of rate heterogeneity </text:p>
      <text:p text:style-name="P6"/>
      <text:p text:style-name="P6"><text:s text:c="14"/>select "-m PSR" for the per-site rate category model (this used to be called CAT in RAxML) </text:p>
      <text:p text:style-name="P6"><text:s text:c="14"/>select "-m GAMMA" for the gamma model of rate heterogeneity with 4 discrete rates </text:p>
      <text:p text:style-name="P6"/>
      <text:p text:style-name="P6"><text:s text:c="6"/>-M <text:s text:c="2"/>Switch on estimation of individual per-partition branch lengths. Only has effect when used </text:p>
      <text:p text:style-name="P6"><text:s text:c="14"/>in combination with "-q" Branch lengths for individual partitions will be printed to separate </text:p>
      <text:p text:style-name="P6"><text:s text:c="14"/>files . A weighted average of the branch lengths is computed by using the respective </text:p>
      <text:p text:style-name="P6"><text:s text:c="14"/>partition lengths .</text:p>
      <text:p text:style-name="P6"/>
      <text:p text:style-name="P6"><text:s text:c="14"/>DEFAULT: OFF </text:p>
      <text:p text:style-name="P6"/>
      <text:p text:style-name="P6"><text:s text:c="6"/>-n <text:s text:c="4"/>Specifies the name of the output file. </text:p>
      <text:p text:style-name="P6"/>
      <text:p text:style-name="P6"><text:s text:c="6"/>-R <text:s text:c="3"/>read in a binary checkpoint file called ExaML_binaryCheckpoint.RUN_ID_number </text:p>
      <text:p text:style-name="P6"/>
      <text:p text:style-name="P6"><text:s text:c="6"/>-s <text:s text:c="4"/>Specify the name of the BINARY alignment data file generated by the</text:p>
      <text:p text:style-name="P6"><text:span text:style-name="T4"><text:s text:c="6"/>parse-examl</text:span> component </text:p>
      <text:p text:style-name="P6"/>
      <text:p text:style-name="P6"><text:s text:c="6"/>-S <text:s text:c="4"/>turn on memory saving option for gappy multi-gene alignments. For large and gappy </text:p>
      <text:p text:style-name="P6"><text:s text:c="15"/>datasets specify -S to save memory .</text:p>
      <text:p text:style-name="P6"><text:s text:c="15"/>This will produce slightly different likelihood values, may be a bit slower but can reduce </text:p>
      <text:p text:style-name="P6"><text:s text:c="15"/>memory consumption from 70GB to 19GB on very large and gappy datasets </text:p>
      <text:p text:style-name="P6"/>
      <text:p text:style-name="P6"><text:s text:c="6"/>-t <text:s text:c="5"/>Specify a user starting tree file name in Newick format </text:p>
      <text:p text:style-name="P6"/>
      <text:p text:style-name="P6"><text:soft-page-break/><text:s text:c="6"/>-v <text:s text:c="4"/>Display version information </text:p>
      <text:p text:style-name="P6"/>
      <text:p text:style-name="P6"><text:s text:c="6"/>-w <text:s text:c="3"/>FULL (!) path to the directory into which ExaML shall write its output files </text:p>
      <text:p text:style-name="P6"/>
      <text:p text:style-name="P6"><text:s text:c="14"/>DEFAULT: current directory </text:p>
      <text:p text:style-name="P6"/>
      <text:p text:style-name="P6">To execute a simple run using two processors we type:</text:p>
      <text:p text:style-name="P6"/>
      <text:p text:style-name="P7">mpirun.openmpi -np 2 ./examl-AVX -s ../parser/49.unpartitioned.binary -t ../testData/49.tree -m GAMMA -n T1 </text:p>
      <text:p text:style-name="P6"/>
      <text:p text:style-name="P6">The output files and checkpoint files are analogous to those of RAxML-Light.</text:p>
      <text:p text:style-name="P6"/>
      <text:p text:style-name="P6">For a tree inference on a the partitioned dataset we type:</text:p>
      <text:p text:style-name="P6"/>
      <text:p text:style-name="P7">mpirun.openmpi -np 2 ./examl-AVX -s ../parser/49.partitioned.binary -t ../testData/49.tree -m GAMMA -n T2 </text:p>
      <text:p text:style-name="P6"/>
      <text:p text:style-name="P6">For better performance do not forget to experiment with the <text:span text:style-name="T2">-S</text:span> option if your dataset has a large fraction of missing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4-06-26T16:58:33</dc:date>
    <dc:creator>Alexandros Stamatakis</dc:creator>
    <meta:editing-duration>PT45M44S</meta:editing-duration>
    <meta:editing-cycles>14</meta:editing-cycles>
    <meta:generator>LibreOffice/3.5$Linux_X86_64 LibreOffice_project/350m1$Build-2</meta:generator>
    <meta:document-statistic meta:table-count="0" meta:image-count="0" meta:object-count="0" meta:page-count="6" meta:paragraph-count="143" meta:word-count="1290" meta:character-count="9357" meta:non-whitespace-character-count="7275"/>
  </office:meta>
</office:document-meta>
</file>